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CCheckout.setBranch( String bran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Checkout.setOut( String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Checkout.setNwarn( boolean nwa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Checkout.setReserved( boolean reserv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Checkout.getOption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CCheckout.setNdata( boolean n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Checkout.setPtime( boolean p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Checkout.setVersion( boolean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Checkout.accept( CC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